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r2" style:family="presentation" style:parent-style-name="標準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margin-left="0cm" fo:margin-right="0cm" fo:text-align="center" fo:text-indent="0cm"/>
      <style:text-properties style:font-size-asian="18pt"/>
    </style:style>
    <style:style style:name="P6" style:family="paragraph">
      <style:paragraph-properties fo:margin-left="0.6cm" fo:margin-right="0cm" fo:text-indent="-0.6cm"/>
      <style:text-properties style:font-size-asian="20pt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id="id1" draw:layer="layout" svg:width="5cm" svg:height="2cm" svg:x="2cm" svg:y="1cm">
          <text:p text:style-name="P1">git-import-ori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5.5cm" svg:height="2cm" svg:x="8cm" svg:y="1cm">
          <text:p text:style-name="P1">git-branch</text:p>
          <text:p text:style-name="P1">upstream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5.5cm" svg:height="2cm" svg:x="14.5cm" svg:y="1cm">
          <text:p text:style-name="P1">dh_mak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9" draw:layer="layout" svg:width="5cm" svg:height="2cm" svg:x="2cm" svg:y="4.5cm">
          <text:p text:style-name="P1">git-branch</text:p>
          <text:p text:style-name="P1">mast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.999cm" svg:y1="1.999cm" svg:x2="8cm" svg:y2="1.999cm" draw:start-shape="id1" draw:start-glue-point="10" draw:end-shape="id2" draw:end-glue-point="6">
          <text:p/>
        </draw:connector>
        <draw:custom-shape draw:style-name="gr1" draw:text-style-name="P1" draw:id="id7" draw:layer="layout" svg:width="7cm" svg:height="2cm" svg:x="9.5cm" svg:y="12.5cm">
          <text:p text:style-name="P1">git-buildpackage</text:p>
          <text:p text:style-name="P1">--git-ta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7cm" svg:height="2cm" svg:x="17.5cm" svg:y="12.5cm">
          <text:p text:style-name="P1">git-dch --relea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7cm" svg:height="2cm" svg:x="3cm" svg:y="17cm">
          <text:p text:style-name="P1">git-import-ori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3.498cm" svg:y1="1.999cm" svg:x2="14.5cm" svg:y2="1.999cm" draw:start-shape="id2" draw:start-glue-point="10" draw:end-shape="id3" draw:end-glue-point="6">
          <text:p/>
        </draw:connector>
        <draw:custom-shape draw:style-name="gr1" draw:text-style-name="P1" draw:id="id5" draw:layer="layout" svg:width="7cm" svg:height="2cm" svg:x="11cm" svg:y="9cm">
          <text:p text:style-name="P1">パッケージの開発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7cm" svg:height="2cm" svg:x="19cm" svg:y="9cm">
          <text:p text:style-name="P1">git-buildpackage</text:p>
          <text:p text:style-name="P1">--git-ignore-new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7cm" svg:height="2cm" svg:x="2cm" svg:y="9cm">
          <text:p text:style-name="P1">git-import-ds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9cm" svg:y1="9.999cm" svg:x2="11cm" svg:y2="9.999cm" draw:start-shape="id4" draw:start-glue-point="10" draw:end-shape="id5" draw:end-glue-point="6">
          <text:p/>
        </draw:connector>
        <draw:connector draw:style-name="gr2" draw:text-style-name="P2" draw:layer="layout" draw:type="curve" svg:x1="18cm" svg:y1="10cm" svg:x2="19cm" svg:y2="9.999cm" draw:start-shape="id5" draw:end-shape="id6" draw:end-glue-point="6">
          <text:p/>
        </draw:connector>
        <draw:connector draw:style-name="gr2" draw:text-style-name="P2" draw:layer="layout" draw:type="curve" svg:x1="9.5cm" svg:y1="13.499cm" svg:x2="26cm" svg:y2="9.999cm" draw:start-shape="id7" draw:start-glue-point="6" draw:end-shape="id6" draw:end-glue-point="10">
          <text:p/>
        </draw:connector>
        <draw:connector draw:style-name="gr2" draw:text-style-name="P2" draw:layer="layout" draw:type="curve" svg:x1="16.5cm" svg:y1="13.499cm" svg:x2="17.5cm" svg:y2="13.499cm" draw:start-shape="id7" draw:start-glue-point="10" draw:end-shape="id8" draw:end-glue-point="6">
          <text:p/>
        </draw:connector>
        <draw:connector draw:style-name="gr2" draw:text-style-name="P2" draw:layer="layout" draw:type="curve" svg:x1="19.998cm" svg:y1="1.999cm" svg:x2="2cm" svg:y2="5.499cm" draw:start-shape="id3" draw:start-glue-point="10" draw:end-shape="id9" draw:end-glue-point="6">
          <text:p/>
        </draw:connecto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custom-shape draw:style-name="gr1" draw:text-style-name="P4" draw:id="id10" draw:layer="layout" svg:width="5cm" svg:height="2cm" svg:x="2cm" svg:y="1cm">
          <text:p text:style-name="P1"><text:span text:style-name="T1">git-import-ori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1" draw:layer="layout" svg:width="5.5cm" svg:height="2cm" svg:x="8cm" svg:y="1cm">
          <text:p text:style-name="P1"><text:span text:style-name="T1">git-branch</text:span></text:p>
          <text:p text:style-name="P1"><text:span text:style-name="T1">upstrea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2" draw:layer="layout" svg:width="5.5cm" svg:height="2cm" svg:x="14.5cm" svg:y="1cm">
          <text:p text:style-name="P1"><text:span text:style-name="T1">dh_mak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3" draw:layer="layout" svg:width="5cm" svg:height="2cm" svg:x="2cm" svg:y="4.5cm">
          <text:p text:style-name="P1"><text:span text:style-name="T1">git-branch</text:span></text:p>
          <text:p text:style-name="P1"><text:span text:style-name="T1">mas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.999cm" svg:y1="1.999cm" svg:x2="8cm" svg:y2="1.999cm" draw:start-shape="id10" draw:start-glue-point="10" draw:end-shape="id11" draw:end-glue-point="6">
          <text:p/>
        </draw:connector>
        <draw:custom-shape draw:style-name="gr1" draw:text-style-name="P4" draw:id="id16" draw:layer="layout" svg:width="6cm" svg:height="2cm" svg:x="1.5cm" svg:y="8.5cm">
          <text:p text:style-name="P1"><text:span text:style-name="T1">git-buildpackage</text:span></text:p>
          <text:p text:style-name="P1"><text:span text:style-name="T1">--git-ta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7" draw:layer="layout" svg:width="5cm" svg:height="2cm" svg:x="8.5cm" svg:y="8.5cm">
          <text:p text:style-name="P1"><text:span text:style-name="T1">git-dch</text:span></text:p>
          <text:p text:style-name="P1"><text:span text:style-name="T1">--relea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3.498cm" svg:y1="1.999cm" svg:x2="14.5cm" svg:y2="1.999cm" draw:start-shape="id11" draw:start-glue-point="10" draw:end-shape="id12" draw:end-glue-point="6">
          <text:p/>
        </draw:connector>
        <draw:custom-shape draw:style-name="gr1" draw:text-style-name="P5" draw:id="id14" draw:layer="layout" svg:width="5.5cm" svg:height="2cm" svg:x="8cm" svg:y="4.5cm">
          <text:p text:style-name="P1"><text:span text:style-name="T2">パッケージの開発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15" draw:layer="layout" svg:width="6cm" svg:height="2cm" svg:x="14.5cm" svg:y="4.5cm">
          <text:p text:style-name="P1"><text:span text:style-name="T1">git-buildpackage</text:span></text:p>
          <text:p text:style-name="P1"><text:span text:style-name="T1">--git-ignore-new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layer="layout" svg:width="7cm" svg:height="2cm" svg:x="13.5cm" svg:y="14cm">
          <text:p text:style-name="P1"><text:span text:style-name="T1">git-import-ds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.999cm" svg:y1="5.499cm" svg:x2="8cm" svg:y2="5.499cm" draw:start-shape="id13" draw:start-glue-point="10" draw:end-shape="id14" draw:end-glue-point="6">
          <text:p/>
        </draw:connector>
        <draw:connector draw:style-name="gr2" draw:text-style-name="P2" draw:layer="layout" draw:type="curve" svg:x1="13.5cm" svg:y1="5.5cm" svg:x2="14.5cm" svg:y2="5.499cm" draw:start-shape="id14" draw:end-shape="id15" draw:end-glue-point="6">
          <text:p/>
        </draw:connector>
        <draw:connector draw:style-name="gr2" draw:text-style-name="P2" draw:layer="layout" draw:type="curve" svg:x1="1.5cm" svg:y1="9.499cm" svg:x2="20.498cm" svg:y2="5.499cm" draw:start-shape="id16" draw:start-glue-point="6" draw:end-shape="id15" draw:end-glue-point="10">
          <text:p/>
        </draw:connector>
        <draw:connector draw:style-name="gr2" draw:text-style-name="P2" draw:layer="layout" draw:type="curve" svg:x1="7.498cm" svg:y1="9.499cm" svg:x2="8.5cm" svg:y2="9.499cm" draw:start-shape="id16" draw:start-glue-point="10" draw:end-shape="id17" draw:end-glue-point="6">
          <text:p/>
        </draw:connector>
        <draw:connector draw:style-name="gr2" draw:text-style-name="P2" draw:layer="layout" draw:type="curve" svg:x1="19.998cm" svg:y1="1.999cm" svg:x2="2cm" svg:y2="5.499cm" draw:start-shape="id12" draw:start-glue-point="10" draw:end-shape="id13" draw:end-glue-point="6">
          <text:p/>
        </draw:connector>
        <draw:custom-shape draw:style-name="gr1" draw:text-style-name="P4" draw:id="id18" draw:layer="layout" svg:width="5cm" svg:height="2cm" svg:x="14.5cm" svg:y="8.5cm">
          <text:p text:style-name="P1"><text:span text:style-name="T1">git-import-ori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3.499cm" svg:y1="9.499cm" svg:x2="14.5cm" svg:y2="9.499cm" draw:start-shape="id17" draw:start-glue-point="10" draw:end-shape="id18" draw:end-glue-point="6">
          <text:p/>
        </draw:connecto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custom-shape draw:style-name="gr1" draw:text-style-name="P4" draw:id="id19" draw:layer="layout" svg:width="5cm" svg:height="2cm" svg:x="2cm" svg:y="1cm">
          <text:p text:style-name="P1"><text:span text:style-name="T1">git-import-ori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20" draw:layer="layout" svg:width="5cm" svg:height="2cm" svg:x="2cm" svg:y="4cm">
          <text:p text:style-name="P1"><text:span text:style-name="T1">git-branch</text:span></text:p>
          <text:p text:style-name="P1"><text:span text:style-name="T1">upstrea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21" draw:layer="layout" svg:width="5cm" svg:height="2cm" svg:x="2cm" svg:y="7cm">
          <text:p text:style-name="P1"><text:span text:style-name="T1">dh_mak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22" draw:layer="layout" svg:width="5cm" svg:height="2cm" svg:x="2cm" svg:y="10cm">
          <text:p text:style-name="P1"><text:span text:style-name="T1">git-branch</text:span></text:p>
          <text:p text:style-name="P1"><text:span text:style-name="T1">mas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3cm" svg:x2="4.499cm" svg:y2="4cm" draw:start-shape="id19" draw:start-glue-point="8" draw:end-shape="id20" draw:end-glue-point="4">
          <text:p/>
        </draw:connector>
        <draw:custom-shape draw:style-name="gr1" draw:text-style-name="P4" draw:id="id25" draw:layer="layout" svg:width="6cm" svg:height="2cm" svg:x="8cm" svg:y="3cm">
          <text:p text:style-name="P1"><text:span text:style-name="T1">git-dch</text:span></text:p>
          <text:p text:style-name="P1"><text:span text:style-name="T1">--relea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26" draw:layer="layout" svg:width="5cm" svg:height="2cm" svg:x="8.5cm" svg:y="6cm">
          <text:p text:style-name="P1"><text:span text:style-name="T1">git-buildpackage</text:span></text:p>
          <text:p text:style-name="P1"><text:span text:style-name="T1">--git-ta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6cm" svg:x2="4.5cm" svg:y2="7cm" draw:start-shape="id20" draw:start-glue-point="8" draw:end-shape="id21">
          <text:p/>
        </draw:connector>
        <draw:custom-shape draw:style-name="gr1" draw:text-style-name="P5" draw:id="id23" draw:layer="layout" svg:width="6cm" svg:height="2cm" svg:x="1.5cm" svg:y="13.5cm">
          <text:p text:style-name="P1"><text:span text:style-name="T2">パッケージの開発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24" draw:layer="layout" svg:width="6cm" svg:height="2cm" svg:x="1.5cm" svg:y="16.5cm">
          <text:p text:style-name="P1"><text:span text:style-name="T1">git-buildpackage</text:span></text:p>
          <text:p text:style-name="P1"><text:span text:style-name="T1">--git-ignore-new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12cm" svg:x2="4.5cm" svg:y2="13.5cm" draw:start-shape="id22" draw:start-glue-point="8" draw:end-shape="id23">
          <text:p/>
        </draw:connector>
        <draw:connector draw:style-name="gr2" draw:text-style-name="P2" draw:layer="layout" draw:type="curve" svg:x1="4.499cm" svg:y1="15.5cm" svg:x2="4.5cm" svg:y2="16.5cm" draw:start-shape="id23" draw:start-glue-point="8" draw:end-shape="id24">
          <text:p/>
        </draw:connector>
        <draw:connector draw:style-name="gr2" draw:text-style-name="P2" draw:layer="layout" draw:type="curve" svg:x1="10.999cm" svg:y1="5cm" svg:x2="11cm" svg:y2="6cm" draw:start-shape="id25" draw:start-glue-point="8" draw:end-shape="id26">
          <text:p/>
        </draw:connector>
        <draw:connector draw:style-name="gr2" draw:text-style-name="P2" draw:layer="layout" draw:type="curve" svg:x1="4.499cm" svg:y1="9cm" svg:x2="4.5cm" svg:y2="10cm" draw:start-shape="id21" draw:start-glue-point="8" draw:end-shape="id22">
          <text:p/>
        </draw:connector>
        <draw:custom-shape draw:style-name="gr1" draw:text-style-name="P4" draw:id="id27" draw:layer="layout" svg:width="5cm" svg:height="2cm" svg:x="8.5cm" svg:y="9cm">
          <text:p text:style-name="P1"><text:span text:style-name="T1">git-import-ori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0.999cm" svg:y1="8cm" svg:x2="11cm" svg:y2="9cm" draw:start-shape="id26" draw:start-glue-point="8" draw:end-shape="id27">
          <text:p/>
        </draw:connector>
        <draw:connector draw:style-name="gr2" draw:text-style-name="P2" draw:layer="layout" draw:type="curve" svg:x1="10.999cm" svg:y1="11cm" svg:x2="4.499cm" svg:y2="13.5cm" draw:start-shape="id27" draw:start-glue-point="8" draw:end-shape="id23" draw:end-glue-point="4">
          <text:p/>
        </draw:connector>
        <draw:connector draw:style-name="gr2" draw:text-style-name="P2" draw:layer="layout" draw:line-skew="0cm 6.5cm" svg:x1="4.499cm" svg:y1="18.5cm" svg:x2="10.999cm" svg:y2="3cm" draw:start-shape="id24" draw:start-glue-point="8" draw:end-shape="id25" draw:end-glue-point="4">
          <text:p/>
        </draw:connecto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custom-shape draw:style-name="gr1" draw:text-style-name="P4" draw:id="id28" draw:layer="layout" svg:width="5cm" svg:height="2cm" svg:x="2cm" svg:y="1cm">
          <text:p text:style-name="P1"><text:span text:style-name="T1">git svn clon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29" draw:layer="layout" svg:width="5cm" svg:height="2cm" svg:x="2cm" svg:y="4cm">
          <text:p text:style-name="P1"><text:span text:style-name="T1">git-branch</text:span></text:p>
          <text:p text:style-name="P1"><text:span text:style-name="T1">upstrea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30" draw:layer="layout" svg:width="5cm" svg:height="2cm" svg:x="2cm" svg:y="7cm">
          <text:p text:style-name="P1"><text:span text:style-name="T1">dh_mak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31" draw:layer="layout" svg:width="5cm" svg:height="2cm" svg:x="2cm" svg:y="10cm">
          <text:p text:style-name="P1"><text:span text:style-name="T1">git-branch</text:span></text:p>
          <text:p text:style-name="P1"><text:span text:style-name="T1">mas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3cm" svg:x2="4.499cm" svg:y2="4cm" draw:start-shape="id28" draw:start-glue-point="8" draw:end-shape="id29" draw:end-glue-point="4">
          <text:p/>
        </draw:connector>
        <draw:custom-shape draw:style-name="gr1" draw:text-style-name="P4" draw:id="id34" draw:layer="layout" svg:width="6cm" svg:height="2cm" svg:x="8cm" svg:y="3cm">
          <text:p text:style-name="P1"><text:span text:style-name="T1">git-dch</text:span></text:p>
          <text:p text:style-name="P1"><text:span text:style-name="T1">--relea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35" draw:layer="layout" svg:width="5cm" svg:height="2cm" svg:x="8.5cm" svg:y="6cm">
          <text:p text:style-name="P1"><text:span text:style-name="T1">git-buildpackage</text:span></text:p>
          <text:p text:style-name="P1"><text:span text:style-name="T1">--git-ta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6cm" svg:x2="4.5cm" svg:y2="7cm" draw:start-shape="id29" draw:start-glue-point="8" draw:end-shape="id30">
          <text:p/>
        </draw:connector>
        <draw:custom-shape draw:style-name="gr1" draw:text-style-name="P5" draw:id="id32" draw:layer="layout" svg:width="6cm" svg:height="2cm" svg:x="1.5cm" svg:y="13.5cm">
          <text:p text:style-name="P1"><text:span text:style-name="T2">パッケージの開発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33" draw:layer="layout" svg:width="6cm" svg:height="2cm" svg:x="1.5cm" svg:y="16.5cm">
          <text:p text:style-name="P1"><text:span text:style-name="T1">git-buildpackage</text:span></text:p>
          <text:p text:style-name="P1"><text:span text:style-name="T1">--git-ignore-new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12cm" svg:x2="4.5cm" svg:y2="13.5cm" draw:start-shape="id31" draw:start-glue-point="8" draw:end-shape="id32">
          <text:p/>
        </draw:connector>
        <draw:connector draw:style-name="gr2" draw:text-style-name="P2" draw:layer="layout" draw:type="curve" svg:x1="4.499cm" svg:y1="15.5cm" svg:x2="4.5cm" svg:y2="16.5cm" draw:start-shape="id32" draw:start-glue-point="8" draw:end-shape="id33">
          <text:p/>
        </draw:connector>
        <draw:connector draw:style-name="gr2" draw:text-style-name="P2" draw:layer="layout" draw:type="curve" svg:x1="10.999cm" svg:y1="5cm" svg:x2="11cm" svg:y2="6cm" draw:start-shape="id34" draw:start-glue-point="8" draw:end-shape="id35">
          <text:p/>
        </draw:connector>
        <draw:connector draw:style-name="gr2" draw:text-style-name="P2" draw:layer="layout" draw:type="curve" svg:x1="4.499cm" svg:y1="9cm" svg:x2="4.5cm" svg:y2="10cm" draw:start-shape="id30" draw:start-glue-point="8" draw:end-shape="id31">
          <text:p/>
        </draw:connector>
        <draw:custom-shape draw:style-name="gr1" draw:text-style-name="P4" draw:id="id36" draw:layer="layout" svg:width="5cm" svg:height="2cm" svg:x="8.5cm" svg:y="9cm">
          <text:p text:style-name="P1"><text:span text:style-name="T1">git svn reba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0.999cm" svg:y1="8cm" svg:x2="11cm" svg:y2="9cm" draw:start-shape="id35" draw:start-glue-point="8" draw:end-shape="id36">
          <text:p/>
        </draw:connector>
        <draw:connector draw:style-name="gr2" draw:text-style-name="P2" draw:layer="layout" draw:type="curve" svg:x1="10.999cm" svg:y1="11cm" svg:x2="4.499cm" svg:y2="13.5cm" draw:start-shape="id36" draw:start-glue-point="8" draw:end-shape="id32" draw:end-glue-point="4">
          <text:p/>
        </draw:connector>
        <draw:connector draw:style-name="gr2" draw:text-style-name="P2" draw:layer="layout" draw:line-skew="0cm 6.5cm" svg:x1="4.499cm" svg:y1="18.5cm" svg:x2="10.999cm" svg:y2="3cm" draw:start-shape="id33" draw:start-glue-point="8" draw:end-shape="id34" draw:end-glue-point="4">
          <text:p/>
        </draw:connecto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custom-shape draw:style-name="gr1" draw:text-style-name="P4" draw:id="id37" draw:layer="layout" svg:width="5cm" svg:height="2cm" svg:x="2cm" svg:y="1cm">
          <text:p text:style-name="P1"><text:span text:style-name="T1">git-import-ds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3cm" svg:x2="4.499cm" svg:y2="4cm" draw:start-shape="id37" draw:start-glue-point="8" draw:end-shape="id38" draw:end-glue-point="4">
          <text:p/>
        </draw:connector>
        <draw:custom-shape draw:style-name="gr1" draw:text-style-name="P4" draw:id="id42" draw:layer="layout" svg:width="6cm" svg:height="2cm" svg:x="1.5cm" svg:y="10cm">
          <text:p text:style-name="P1"><text:span text:style-name="T1">git-dch</text:span></text:p>
          <text:p text:style-name="P1"><text:span text:style-name="T1">--relea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40" draw:layer="layout" svg:width="5cm" svg:height="2cm" svg:x="8.5cm" svg:y="5.3cm">
          <text:p text:style-name="P1"><text:span text:style-name="T1">git-buildpackage</text:span></text:p>
          <text:p text:style-name="P1"><text:span text:style-name="T1">--git-ta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5" draw:id="id38" draw:layer="layout" svg:width="6cm" svg:height="2cm" svg:x="1.5cm" svg:y="4cm">
          <text:p text:style-name="P1"><text:span text:style-name="T2">パッケージの開発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4" draw:id="id39" draw:layer="layout" svg:width="6cm" svg:height="2cm" svg:x="1.5cm" svg:y="7cm">
          <text:p text:style-name="P1"><text:span text:style-name="T1">git-buildpackage</text:span></text:p>
          <text:p text:style-name="P1"><text:span text:style-name="T1">--git-ignore-new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4.499cm" svg:y1="6cm" svg:x2="4.5cm" svg:y2="7cm" draw:start-shape="id38" draw:start-glue-point="8" draw:end-shape="id39">
          <text:p/>
        </draw:connector>
        <draw:custom-shape draw:style-name="gr1" draw:text-style-name="P4" draw:id="id41" draw:layer="layout" svg:width="5cm" svg:height="2cm" svg:x="8.5cm" svg:y="8.3cm">
          <text:p text:style-name="P1"><text:span text:style-name="T1">git-import-ori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10.999cm" svg:y1="7.3cm" svg:x2="11cm" svg:y2="8.3cm" draw:start-shape="id40" draw:start-glue-point="8" draw:end-shape="id41">
          <text:p/>
        </draw:connector>
        <draw:connector draw:style-name="gr2" draw:text-style-name="P2" draw:layer="layout" svg:x1="4.499cm" svg:y1="9cm" svg:x2="4.499cm" svg:y2="10cm" draw:start-shape="id39" draw:start-glue-point="8" draw:end-shape="id42" draw:end-glue-point="4">
          <text:p/>
        </draw:connector>
        <draw:connector draw:style-name="gr2" draw:text-style-name="P2" draw:layer="layout" draw:line-skew="0cm -0.04cm -0.5cm" svg:x1="4.499cm" svg:y1="12cm" svg:x2="10.999cm" svg:y2="5.3cm" draw:start-shape="id42" draw:start-glue-point="8" draw:end-shape="id40" draw:end-glue-point="4">
          <text:p/>
        </draw:connector>
        <draw:connector draw:style-name="gr2" draw:text-style-name="P2" draw:layer="layout" svg:x1="8.5cm" svg:y1="9.299cm" svg:x2="7.498cm" svg:y2="4.999cm" draw:start-shape="id41" draw:start-glue-point="6" draw:end-shape="id38" draw:end-glue-point="10">
          <text:p/>
        </draw:connecto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custom-shape draw:style-name="gr4" draw:text-style-name="P2" draw:layer="layout" svg:width="6cm" svg:height="2cm" svg:x="2.5cm" svg:y="2.5cm">
          <text:p text:style-name="P1">git-import-orig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4-19T11:17:13</meta:creation-date>
    <dc:date>2008-04-19T19:17:38</dc:date>
    <meta:editing-cycles>14</meta:editing-cycles>
    <meta:editing-duration>PT1H18M59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